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" table:style-name="ta1">
        <table:table-column table:style-name="co1" table:number-columns-repeated="4" table:default-cell-style-name="Default"/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813.967401" calcext:value-type="float">
            <text:p>813.967401</text:p>
          </table:table-cell>
          <table:table-cell office:value-type="float" office:value="0.274944" calcext:value-type="float">
            <text:p>0.274944</text:p>
          </table:table-cell>
          <table:table-cell/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814.002607" calcext:value-type="float">
            <text:p>814.002607</text:p>
          </table:table-cell>
          <table:table-cell office:value-type="float" office:value="0.274916" calcext:value-type="float">
            <text:p>0.274916</text:p>
          </table:table-cell>
          <table:table-cell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814.019064" calcext:value-type="float">
            <text:p>814.019064</text:p>
          </table:table-cell>
          <table:table-cell office:value-type="float" office:value="0.280343" calcext:value-type="float">
            <text:p>0.280343</text:p>
          </table:table-cell>
          <table:table-cell/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814.039622" calcext:value-type="float">
            <text:p>814.039622</text:p>
          </table:table-cell>
          <table:table-cell office:value-type="float" office:value="0.287062" calcext:value-type="float">
            <text:p>0.287062</text:p>
          </table:table-cell>
          <table:table-cell/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814.065707" calcext:value-type="float">
            <text:p>814.065707</text:p>
          </table:table-cell>
          <table:table-cell office:value-type="float" office:value="0.282489" calcext:value-type="float">
            <text:p>0.282489</text:p>
          </table:table-cell>
          <table:table-cell/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814.092219" calcext:value-type="float">
            <text:p>814.092219</text:p>
          </table:table-cell>
          <table:table-cell office:value-type="float" office:value="0.288148" calcext:value-type="float">
            <text:p>0.288148</text:p>
          </table:table-cell>
          <table:table-cell/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814.115987" calcext:value-type="float">
            <text:p>814.115987</text:p>
          </table:table-cell>
          <table:table-cell office:value-type="float" office:value="0.292187" calcext:value-type="float">
            <text:p>0.292187</text:p>
          </table:table-cell>
          <table:table-cell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814.138847" calcext:value-type="float">
            <text:p>814.138847</text:p>
          </table:table-cell>
          <table:table-cell office:value-type="float" office:value="0.298253" calcext:value-type="float">
            <text:p>0.298253</text:p>
          </table:table-cell>
          <table:table-cell/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814.173677" calcext:value-type="float">
            <text:p>814.173677</text:p>
          </table:table-cell>
          <table:table-cell office:value-type="float" office:value="0.31015" calcext:value-type="float">
            <text:p>0.31015</text:p>
          </table:table-cell>
          <table:table-cell/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814.200797" calcext:value-type="float">
            <text:p>814.200797</text:p>
          </table:table-cell>
          <table:table-cell office:value-type="float" office:value="0.322553" calcext:value-type="float">
            <text:p>0.322553</text:p>
          </table:table-cell>
          <table:table-cell/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814.229953" calcext:value-type="float">
            <text:p>814.229953</text:p>
          </table:table-cell>
          <table:table-cell office:value-type="float" office:value="0.333396" calcext:value-type="float">
            <text:p>0.333396</text:p>
          </table:table-cell>
          <table:table-cell/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814.263568" calcext:value-type="float">
            <text:p>814.263568</text:p>
          </table:table-cell>
          <table:table-cell office:value-type="float" office:value="0.346461" calcext:value-type="float">
            <text:p>0.346461</text:p>
          </table:table-cell>
          <table:table-cell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814.296671" calcext:value-type="float">
            <text:p>814.296671</text:p>
          </table:table-cell>
          <table:table-cell office:value-type="float" office:value="0.357137" calcext:value-type="float">
            <text:p>0.357137</text:p>
          </table:table-cell>
          <table:table-cell/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814.346176" calcext:value-type="float">
            <text:p>814.346176</text:p>
          </table:table-cell>
          <table:table-cell office:value-type="float" office:value="0.362524" calcext:value-type="float">
            <text:p>0.362524</text:p>
          </table:table-cell>
          <table:table-cell/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814.376966" calcext:value-type="float">
            <text:p>814.376966</text:p>
          </table:table-cell>
          <table:table-cell office:value-type="float" office:value="0.383521" calcext:value-type="float">
            <text:p>0.383521</text:p>
          </table:table-cell>
          <table:table-cell/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814.420396" calcext:value-type="float">
            <text:p>814.420396</text:p>
          </table:table-cell>
          <table:table-cell office:value-type="float" office:value="0.398915" calcext:value-type="float">
            <text:p>0.398915</text:p>
          </table:table-cell>
          <table:table-cell/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814.47597" calcext:value-type="float">
            <text:p>814.47597</text:p>
          </table:table-cell>
          <table:table-cell office:value-type="float" office:value="0.416854" calcext:value-type="float">
            <text:p>0.416854</text:p>
          </table:table-cell>
          <table:table-cell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814.544301" calcext:value-type="float">
            <text:p>814.544301</text:p>
          </table:table-cell>
          <table:table-cell office:value-type="float" office:value="0.521013" calcext:value-type="float">
            <text:p>0.521013</text:p>
          </table:table-cell>
          <table:table-cell/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814.573004" calcext:value-type="float">
            <text:p>814.573004</text:p>
          </table:table-cell>
          <table:table-cell office:value-type="float" office:value="0.465816" calcext:value-type="float">
            <text:p>0.465816</text:p>
          </table:table-cell>
          <table:table-cell/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814.648765" calcext:value-type="float">
            <text:p>814.648765</text:p>
          </table:table-cell>
          <table:table-cell office:value-type="float" office:value="0.446584" calcext:value-type="float">
            <text:p>0.446584</text:p>
          </table:table-cell>
          <table:table-cell/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814.72628" calcext:value-type="float">
            <text:p>814.72628</text:p>
          </table:table-cell>
          <table:table-cell office:value-type="float" office:value="0.447693" calcext:value-type="float">
            <text:p>0.447693</text:p>
          </table:table-cell>
          <table:table-cell/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814.803504" calcext:value-type="float">
            <text:p>814.803504</text:p>
          </table:table-cell>
          <table:table-cell office:value-type="float" office:value="0.451451" calcext:value-type="float">
            <text:p>0.451451</text:p>
          </table:table-cell>
          <table:table-cell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814.871123" calcext:value-type="float">
            <text:p>814.871123</text:p>
          </table:table-cell>
          <table:table-cell office:value-type="float" office:value="0.450561" calcext:value-type="float">
            <text:p>0.450561</text:p>
          </table:table-cell>
          <table:table-cell/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814.95874" calcext:value-type="float">
            <text:p>814.95874</text:p>
          </table:table-cell>
          <table:table-cell office:value-type="float" office:value="0.4519" calcext:value-type="float">
            <text:p>0.4519</text:p>
          </table:table-cell>
          <table:table-cell/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815.089257" calcext:value-type="float">
            <text:p>815.089257</text:p>
          </table:table-cell>
          <table:table-cell office:value-type="float" office:value="0.449482" calcext:value-type="float">
            <text:p>0.449482</text:p>
          </table:table-cell>
          <table:table-cell/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815.203348" calcext:value-type="float">
            <text:p>815.203348</text:p>
          </table:table-cell>
          <table:table-cell office:value-type="float" office:value="0.423229" calcext:value-type="float">
            <text:p>0.423229</text:p>
          </table:table-cell>
          <table:table-cell/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815.327314" calcext:value-type="float">
            <text:p>815.327314</text:p>
          </table:table-cell>
          <table:table-cell office:value-type="float" office:value="0.387199" calcext:value-type="float">
            <text:p>0.387199</text:p>
          </table:table-cell>
          <table:table-cell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815.484484" calcext:value-type="float">
            <text:p>815.484484</text:p>
          </table:table-cell>
          <table:table-cell office:value-type="float" office:value="0.335776" calcext:value-type="float">
            <text:p>0.335776</text:p>
          </table:table-cell>
          <table:table-cell/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815.615037" calcext:value-type="float">
            <text:p>815.615037</text:p>
          </table:table-cell>
          <table:table-cell office:value-type="float" office:value="0.300708" calcext:value-type="float">
            <text:p>0.300708</text:p>
          </table:table-cell>
          <table:table-cell/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815.866984" calcext:value-type="float">
            <text:p>815.866984</text:p>
          </table:table-cell>
          <table:table-cell office:value-type="float" office:value="0.248092" calcext:value-type="float">
            <text:p>0.248092</text:p>
          </table:table-cell>
          <table:table-cell/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816.103445" calcext:value-type="float">
            <text:p>816.103445</text:p>
          </table:table-cell>
          <table:table-cell office:value-type="float" office:value="0.213159" calcext:value-type="float">
            <text:p>0.213159</text:p>
          </table:table-cell>
          <table:table-cell/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816.306296" calcext:value-type="float">
            <text:p>816.306296</text:p>
          </table:table-cell>
          <table:table-cell office:value-type="float" office:value="0.188995" calcext:value-type="float">
            <text:p>0.188995</text:p>
          </table:table-cell>
          <table:table-cell/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816.529844" calcext:value-type="float">
            <text:p>816.529844</text:p>
          </table:table-cell>
          <table:table-cell office:value-type="float" office:value="0.168472" calcext:value-type="float">
            <text:p>0.1684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.55" calcext:value-type="float">
            <text:p>32.55</text:p>
          </table:table-cell>
          <table:table-cell/>
          <table:table-cell office:value-type="float" office:value="810.797905" calcext:value-type="float">
            <text:p>810.797905</text:p>
          </table:table-cell>
          <table:table-cell office:value-type="float" office:value="1.585621" calcext:value-type="float">
            <text:p>1.585621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/>
          <table:table-cell office:value-type="float" office:value="810.826055" calcext:value-type="float">
            <text:p>810.826055</text:p>
          </table:table-cell>
          <table:table-cell office:value-type="float" office:value="0.761702" calcext:value-type="float">
            <text:p>0.761702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/>
          <table:table-cell office:value-type="float" office:value="810.850009" calcext:value-type="float">
            <text:p>810.850009</text:p>
          </table:table-cell>
          <table:table-cell office:value-type="float" office:value="0.836671" calcext:value-type="float">
            <text:p>0.836671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/>
          <table:table-cell office:value-type="float" office:value="810.874857" calcext:value-type="float">
            <text:p>810.874857</text:p>
          </table:table-cell>
          <table:table-cell office:value-type="float" office:value="0.905502" calcext:value-type="float">
            <text:p>0.905502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/>
          <table:table-cell office:value-type="float" office:value="810.906368" calcext:value-type="float">
            <text:p>810.906368</text:p>
          </table:table-cell>
          <table:table-cell office:value-type="float" office:value="0.915366" calcext:value-type="float">
            <text:p>0.915366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/>
          <table:table-cell office:value-type="float" office:value="810.958166" calcext:value-type="float">
            <text:p>810.958166</text:p>
          </table:table-cell>
          <table:table-cell office:value-type="float" office:value="0.667808" calcext:value-type="float">
            <text:p>0.667808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/>
          <table:table-cell office:value-type="float" office:value="810.978938" calcext:value-type="float">
            <text:p>810.978938</text:p>
          </table:table-cell>
          <table:table-cell office:value-type="float" office:value="0.878074" calcext:value-type="float">
            <text:p>0.878074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/>
          <table:table-cell office:value-type="float" office:value="810.991853" calcext:value-type="float">
            <text:p>810.991853</text:p>
          </table:table-cell>
          <table:table-cell office:value-type="float" office:value="1.031912" calcext:value-type="float">
            <text:p>1.03191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/>
          <table:table-cell office:value-type="float" office:value="811.039749" calcext:value-type="float">
            <text:p>811.039749</text:p>
          </table:table-cell>
          <table:table-cell office:value-type="float" office:value="0.895526" calcext:value-type="float">
            <text:p>0.895526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/>
          <table:table-cell office:value-type="float" office:value="811.080318" calcext:value-type="float">
            <text:p>811.080318</text:p>
          </table:table-cell>
          <table:table-cell office:value-type="float" office:value="0.91916" calcext:value-type="float">
            <text:p>0.91916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/>
          <table:table-cell office:value-type="float" office:value="811.123251" calcext:value-type="float">
            <text:p>811.123251</text:p>
          </table:table-cell>
          <table:table-cell office:value-type="float" office:value="0.77395" calcext:value-type="float">
            <text:p>0.77395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/>
          <table:table-cell office:value-type="float" office:value="811.152405" calcext:value-type="float">
            <text:p>811.152405</text:p>
          </table:table-cell>
          <table:table-cell office:value-type="float" office:value="0.841777" calcext:value-type="float">
            <text:p>0.841777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/>
          <table:table-cell office:value-type="float" office:value="811.197251" calcext:value-type="float">
            <text:p>811.197251</text:p>
          </table:table-cell>
          <table:table-cell office:value-type="float" office:value="0.771818" calcext:value-type="float">
            <text:p>0.77181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/>
          <table:table-cell office:value-type="float" office:value="811.263032" calcext:value-type="float">
            <text:p>811.263032</text:p>
          </table:table-cell>
          <table:table-cell office:value-type="float" office:value="0.75004" calcext:value-type="float">
            <text:p>0.75004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/>
          <table:table-cell office:value-type="float" office:value="811.292058" calcext:value-type="float">
            <text:p>811.292058</text:p>
          </table:table-cell>
          <table:table-cell office:value-type="float" office:value="0.767249" calcext:value-type="float">
            <text:p>0.767249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/>
          <table:table-cell office:value-type="float" office:value="811.340739" calcext:value-type="float">
            <text:p>811.340739</text:p>
          </table:table-cell>
          <table:table-cell office:value-type="float" office:value="0.72083" calcext:value-type="float">
            <text:p>0.72083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/>
          <table:table-cell office:value-type="float" office:value="811.414714" calcext:value-type="float">
            <text:p>811.414714</text:p>
          </table:table-cell>
          <table:table-cell office:value-type="float" office:value="0.730595" calcext:value-type="float">
            <text:p>0.73059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/>
          <table:table-cell office:value-type="float" office:value="811.472081" calcext:value-type="float">
            <text:p>811.472081</text:p>
          </table:table-cell>
          <table:table-cell office:value-type="float" office:value="0.841182" calcext:value-type="float">
            <text:p>0.84118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/>
          <table:table-cell office:value-type="float" office:value="811.512412" calcext:value-type="float">
            <text:p>811.512412</text:p>
          </table:table-cell>
          <table:table-cell office:value-type="float" office:value="0.747356" calcext:value-type="float">
            <text:p>0.747356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/>
          <table:table-cell office:value-type="float" office:value="811.606766" calcext:value-type="float">
            <text:p>811.606766</text:p>
          </table:table-cell>
          <table:table-cell office:value-type="float" office:value="0.724178" calcext:value-type="float">
            <text:p>0.724178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/>
          <table:table-cell office:value-type="float" office:value="811.705679" calcext:value-type="float">
            <text:p>811.705679</text:p>
          </table:table-cell>
          <table:table-cell office:value-type="float" office:value="0.728814" calcext:value-type="float">
            <text:p>0.728814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/>
          <table:table-cell office:value-type="float" office:value="811.78858" calcext:value-type="float">
            <text:p>811.78858</text:p>
          </table:table-cell>
          <table:table-cell office:value-type="float" office:value="0.733672" calcext:value-type="float">
            <text:p>0.733672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/>
          <table:table-cell office:value-type="float" office:value="811.866885" calcext:value-type="float">
            <text:p>811.866885</text:p>
          </table:table-cell>
          <table:table-cell office:value-type="float" office:value="0.746051" calcext:value-type="float">
            <text:p>0.746051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/>
          <table:table-cell office:value-type="float" office:value="811.965012" calcext:value-type="float">
            <text:p>811.965012</text:p>
          </table:table-cell>
          <table:table-cell office:value-type="float" office:value="0.774289" calcext:value-type="float">
            <text:p>0.774289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/>
          <table:table-cell office:value-type="float" office:value="812.105664" calcext:value-type="float">
            <text:p>812.105664</text:p>
          </table:table-cell>
          <table:table-cell office:value-type="float" office:value="0.79309" calcext:value-type="float">
            <text:p>0.79309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/>
          <table:table-cell office:value-type="float" office:value="812.212892" calcext:value-type="float">
            <text:p>812.212892</text:p>
          </table:table-cell>
          <table:table-cell office:value-type="float" office:value="0.807224" calcext:value-type="float">
            <text:p>0.807224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/>
          <table:table-cell office:value-type="float" office:value="812.327338" calcext:value-type="float">
            <text:p>812.327338</text:p>
          </table:table-cell>
          <table:table-cell office:value-type="float" office:value="0.826148" calcext:value-type="float">
            <text:p>0.826148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/>
          <table:table-cell office:value-type="float" office:value="812.457847" calcext:value-type="float">
            <text:p>812.457847</text:p>
          </table:table-cell>
          <table:table-cell office:value-type="float" office:value="0.814331" calcext:value-type="float">
            <text:p>0.814331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/>
          <table:table-cell office:value-type="float" office:value="812.553801" calcext:value-type="float">
            <text:p>812.553801</text:p>
          </table:table-cell>
          <table:table-cell office:value-type="float" office:value="0.803117" calcext:value-type="float">
            <text:p>0.803117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/>
          <table:table-cell office:value-type="float" office:value="812.730851" calcext:value-type="float">
            <text:p>812.730851</text:p>
          </table:table-cell>
          <table:table-cell office:value-type="float" office:value="0.807136" calcext:value-type="float">
            <text:p>0.807136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/>
          <table:table-cell office:value-type="float" office:value="812.853754" calcext:value-type="float">
            <text:p>812.853754</text:p>
          </table:table-cell>
          <table:table-cell office:value-type="float" office:value="0.810256" calcext:value-type="float">
            <text:p>0.810256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/>
          <table:table-cell office:value-type="float" office:value="812.944662" calcext:value-type="float">
            <text:p>812.944662</text:p>
          </table:table-cell>
          <table:table-cell office:value-type="float" office:value="0.82366" calcext:value-type="float">
            <text:p>0.8236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/>
          <table:table-cell office:value-type="float" office:value="813.031395" calcext:value-type="float">
            <text:p>813.031395</text:p>
          </table:table-cell>
          <table:table-cell office:value-type="float" office:value="0.828396" calcext:value-type="float">
            <text:p>0.828396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2.55" calcext:value-type="float">
            <text:p>32.55</text:p>
          </table:table-cell>
          <table:table-cell/>
          <table:table-cell office:value-type="float" office:value="803.119004" calcext:value-type="float">
            <text:p>803.119004</text:p>
          </table:table-cell>
          <table:table-cell office:value-type="float" office:value="2.738235" calcext:value-type="float">
            <text:p>2.738235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/>
          <table:table-cell office:value-type="float" office:value="803.645825" calcext:value-type="float">
            <text:p>803.645825</text:p>
          </table:table-cell>
          <table:table-cell office:value-type="float" office:value="2.937987" calcext:value-type="float">
            <text:p>2.93798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/>
          <table:table-cell office:value-type="float" office:value="803.823258" calcext:value-type="float">
            <text:p>803.823258</text:p>
          </table:table-cell>
          <table:table-cell office:value-type="float" office:value="1.932106" calcext:value-type="float">
            <text:p>1.932106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/>
          <table:table-cell office:value-type="float" office:value="804.222026" calcext:value-type="float">
            <text:p>804.222026</text:p>
          </table:table-cell>
          <table:table-cell office:value-type="float" office:value="2.020056" calcext:value-type="float">
            <text:p>2.020056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/>
          <table:table-cell office:value-type="float" office:value="804.603115" calcext:value-type="float">
            <text:p>804.603115</text:p>
          </table:table-cell>
          <table:table-cell office:value-type="float" office:value="2.221049" calcext:value-type="float">
            <text:p>2.221049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/>
          <table:table-cell office:value-type="float" office:value="804.863713" calcext:value-type="float">
            <text:p>804.863713</text:p>
          </table:table-cell>
          <table:table-cell office:value-type="float" office:value="1.950417" calcext:value-type="float">
            <text:p>1.950417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/>
          <table:table-cell office:value-type="float" office:value="805.286694" calcext:value-type="float">
            <text:p>805.286694</text:p>
          </table:table-cell>
          <table:table-cell office:value-type="float" office:value="1.979402" calcext:value-type="float">
            <text:p>1.979402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/>
          <table:table-cell office:value-type="float" office:value="805.614987" calcext:value-type="float">
            <text:p>805.614987</text:p>
          </table:table-cell>
          <table:table-cell office:value-type="float" office:value="2.734319" calcext:value-type="float">
            <text:p>2.734319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/>
          <table:table-cell office:value-type="float" office:value="806.028103" calcext:value-type="float">
            <text:p>806.028103</text:p>
          </table:table-cell>
          <table:table-cell office:value-type="float" office:value="2.092277" calcext:value-type="float">
            <text:p>2.092277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/>
          <table:table-cell office:value-type="float" office:value="806.325897" calcext:value-type="float">
            <text:p>806.325897</text:p>
          </table:table-cell>
          <table:table-cell office:value-type="float" office:value="2.013061" calcext:value-type="float">
            <text:p>2.013061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/>
          <table:table-cell office:value-type="float" office:value="806.617987" calcext:value-type="float">
            <text:p>806.617987</text:p>
          </table:table-cell>
          <table:table-cell office:value-type="float" office:value="1.942643" calcext:value-type="float">
            <text:p>1.942643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/>
          <table:table-cell office:value-type="float" office:value="806.975512" calcext:value-type="float">
            <text:p>806.975512</text:p>
          </table:table-cell>
          <table:table-cell office:value-type="float" office:value="2.06328" calcext:value-type="float">
            <text:p>2.06328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/>
          <table:table-cell office:value-type="float" office:value="807.260007" calcext:value-type="float">
            <text:p>807.260007</text:p>
          </table:table-cell>
          <table:table-cell office:value-type="float" office:value="1.900796" calcext:value-type="float">
            <text:p>1.900796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/>
          <table:table-cell office:value-type="float" office:value="807.668821" calcext:value-type="float">
            <text:p>807.668821</text:p>
          </table:table-cell>
          <table:table-cell office:value-type="float" office:value="1.814241" calcext:value-type="float">
            <text:p>1.814241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/>
          <table:table-cell office:value-type="float" office:value="807.968345" calcext:value-type="float">
            <text:p>807.968345</text:p>
          </table:table-cell>
          <table:table-cell office:value-type="float" office:value="1.771427" calcext:value-type="float">
            <text:p>1.771427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/>
          <table:table-cell office:value-type="float" office:value="808.25076" calcext:value-type="float">
            <text:p>808.25076</text:p>
          </table:table-cell>
          <table:table-cell office:value-type="float" office:value="1.713734" calcext:value-type="float">
            <text:p>1.713734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/>
          <table:table-cell office:value-type="float" office:value="808.571118" calcext:value-type="float">
            <text:p>808.571118</text:p>
          </table:table-cell>
          <table:table-cell office:value-type="float" office:value="1.646189" calcext:value-type="float">
            <text:p>1.646189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/>
          <table:table-cell office:value-type="float" office:value="808.825176" calcext:value-type="float">
            <text:p>808.825176</text:p>
          </table:table-cell>
          <table:table-cell office:value-type="float" office:value="1.575834" calcext:value-type="float">
            <text:p>1.575834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/>
          <table:table-cell office:value-type="float" office:value="809.062736" calcext:value-type="float">
            <text:p>809.062736</text:p>
          </table:table-cell>
          <table:table-cell office:value-type="float" office:value="1.496711" calcext:value-type="float">
            <text:p>1.496711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/>
          <table:table-cell office:value-type="float" office:value="809.362694" calcext:value-type="float">
            <text:p>809.362694</text:p>
          </table:table-cell>
          <table:table-cell office:value-type="float" office:value="1.33851" calcext:value-type="float">
            <text:p>1.33851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/>
          <table:table-cell office:value-type="float" office:value="809.573726" calcext:value-type="float">
            <text:p>809.573726</text:p>
          </table:table-cell>
          <table:table-cell office:value-type="float" office:value="1.236627" calcext:value-type="float">
            <text:p>1.236627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/>
          <table:table-cell office:value-type="float" office:value="809.775911" calcext:value-type="float">
            <text:p>809.775911</text:p>
          </table:table-cell>
          <table:table-cell office:value-type="float" office:value="1.132942" calcext:value-type="float">
            <text:p>1.132942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/>
          <table:table-cell office:value-type="float" office:value="809.90967" calcext:value-type="float">
            <text:p>809.90967</text:p>
          </table:table-cell>
          <table:table-cell office:value-type="float" office:value="1.067908" calcext:value-type="float">
            <text:p>1.067908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/>
          <table:table-cell office:value-type="float" office:value="810.04281" calcext:value-type="float">
            <text:p>810.04281</text:p>
          </table:table-cell>
          <table:table-cell office:value-type="float" office:value="0.998104" calcext:value-type="float">
            <text:p>0.998104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/>
          <table:table-cell office:value-type="float" office:value="810.19293" calcext:value-type="float">
            <text:p>810.19293</text:p>
          </table:table-cell>
          <table:table-cell office:value-type="float" office:value="0.916944" calcext:value-type="float">
            <text:p>0.916944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/>
          <table:table-cell office:value-type="float" office:value="810.282625" calcext:value-type="float">
            <text:p>810.282625</text:p>
          </table:table-cell>
          <table:table-cell office:value-type="float" office:value="0.838965" calcext:value-type="float">
            <text:p>0.838965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/>
          <table:table-cell office:value-type="float" office:value="810.360135" calcext:value-type="float">
            <text:p>810.360135</text:p>
          </table:table-cell>
          <table:table-cell office:value-type="float" office:value="0.786353" calcext:value-type="float">
            <text:p>0.786353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/>
          <table:table-cell office:value-type="float" office:value="810.438235" calcext:value-type="float">
            <text:p>810.438235</text:p>
          </table:table-cell>
          <table:table-cell office:value-type="float" office:value="0.744199" calcext:value-type="float">
            <text:p>0.744199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/>
          <table:table-cell office:value-type="float" office:value="810.485076" calcext:value-type="float">
            <text:p>810.485076</text:p>
          </table:table-cell>
          <table:table-cell office:value-type="float" office:value="0.718174" calcext:value-type="float">
            <text:p>0.718174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/>
          <table:table-cell office:value-type="float" office:value="810.586231" calcext:value-type="float">
            <text:p>810.586231</text:p>
          </table:table-cell>
          <table:table-cell office:value-type="float" office:value="0.693863" calcext:value-type="float">
            <text:p>0.693863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/>
          <table:table-cell office:value-type="float" office:value="810.632344" calcext:value-type="float">
            <text:p>810.632344</text:p>
          </table:table-cell>
          <table:table-cell office:value-type="float" office:value="0.720832" calcext:value-type="float">
            <text:p>0.720832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/>
          <table:table-cell office:value-type="float" office:value="810.657442" calcext:value-type="float">
            <text:p>810.657442</text:p>
          </table:table-cell>
          <table:table-cell office:value-type="float" office:value="0.785366" calcext:value-type="float">
            <text:p>0.78536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/>
          <table:table-cell office:value-type="float" office:value="810.668924" calcext:value-type="float">
            <text:p>810.668924</text:p>
          </table:table-cell>
          <table:table-cell office:value-type="float" office:value="0.98934" calcext:value-type="float">
            <text:p>0.98934</text:p>
          </table:table-cell>
        </table:table-row>
      </table:table>
      <table:table table:name="RT" table:style-name="ta1">
        <table:table-column table:style-name="co1" table:number-columns-repeated="4" table:default-cell-style-name="Default"/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842.386624" calcext:value-type="float">
            <text:p>842.386624</text:p>
          </table:table-cell>
          <table:table-cell office:value-type="float" office:value="0.138902" calcext:value-type="float">
            <text:p>0.138902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43.407014" calcext:value-type="float">
            <text:p>843.407014</text:p>
          </table:table-cell>
          <table:table-cell office:value-type="float" office:value="0.146087" calcext:value-type="float">
            <text:p>0.146087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44.325315" calcext:value-type="float">
            <text:p>844.325315</text:p>
          </table:table-cell>
          <table:table-cell office:value-type="float" office:value="0.137945" calcext:value-type="float">
            <text:p>0.1379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5.204835" calcext:value-type="float">
            <text:p>845.204835</text:p>
          </table:table-cell>
          <table:table-cell office:value-type="float" office:value="0.137659" calcext:value-type="float">
            <text:p>0.137659</text:p>
          </table:table-cell>
          <table:table-cell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46.132566" calcext:value-type="float">
            <text:p>846.132566</text:p>
          </table:table-cell>
          <table:table-cell office:value-type="float" office:value="0.136871" calcext:value-type="float">
            <text:p>0.136871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846.999744" calcext:value-type="float">
            <text:p>846.999744</text:p>
          </table:table-cell>
          <table:table-cell office:value-type="float" office:value="0.1601" calcext:value-type="float">
            <text:p>0.1601</text:p>
          </table:table-cell>
          <table:table-cell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47.927548" calcext:value-type="float">
            <text:p>847.927548</text:p>
          </table:table-cell>
          <table:table-cell office:value-type="float" office:value="0.155759" calcext:value-type="float">
            <text:p>0.1557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8.813647" calcext:value-type="float">
            <text:p>848.813647</text:p>
          </table:table-cell>
          <table:table-cell office:value-type="float" office:value="0.152589" calcext:value-type="float">
            <text:p>0.152589</text:p>
          </table:table-cell>
          <table:table-cell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49.712043" calcext:value-type="float">
            <text:p>849.712043</text:p>
          </table:table-cell>
          <table:table-cell office:value-type="float" office:value="0.153794" calcext:value-type="float">
            <text:p>0.153794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50.658321" calcext:value-type="float">
            <text:p>850.658321</text:p>
          </table:table-cell>
          <table:table-cell office:value-type="float" office:value="0.144389" calcext:value-type="float">
            <text:p>0.144389</text:p>
          </table:table-cell>
          <table:table-cell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51.580671" calcext:value-type="float">
            <text:p>851.580671</text:p>
          </table:table-cell>
          <table:table-cell office:value-type="float" office:value="0.148237" calcext:value-type="float">
            <text:p>0.1482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2.46681" calcext:value-type="float">
            <text:p>852.46681</text:p>
          </table:table-cell>
          <table:table-cell office:value-type="float" office:value="0.15265" calcext:value-type="float">
            <text:p>0.15265</text:p>
          </table:table-cell>
          <table:table-cell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853.393349" calcext:value-type="float">
            <text:p>853.393349</text:p>
          </table:table-cell>
          <table:table-cell office:value-type="float" office:value="0.152855" calcext:value-type="float">
            <text:p>0.15285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854.34274" calcext:value-type="float">
            <text:p>854.34274</text:p>
          </table:table-cell>
          <table:table-cell office:value-type="float" office:value="0.155251" calcext:value-type="float">
            <text:p>0.155251</text:p>
          </table:table-cell>
          <table:table-cell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855.160287" calcext:value-type="float">
            <text:p>855.160287</text:p>
          </table:table-cell>
          <table:table-cell office:value-type="float" office:value="0.154655" calcext:value-type="float">
            <text:p>0.1546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6.159089" calcext:value-type="float">
            <text:p>856.159089</text:p>
          </table:table-cell>
          <table:table-cell office:value-type="float" office:value="0.156693" calcext:value-type="float">
            <text:p>0.156693</text:p>
          </table:table-cell>
          <table:table-cell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857.076303" calcext:value-type="float">
            <text:p>857.076303</text:p>
          </table:table-cell>
          <table:table-cell office:value-type="float" office:value="0.177305" calcext:value-type="float">
            <text:p>0.177305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857.995052" calcext:value-type="float">
            <text:p>857.995052</text:p>
          </table:table-cell>
          <table:table-cell office:value-type="float" office:value="0.167353" calcext:value-type="float">
            <text:p>0.167353</text:p>
          </table:table-cell>
          <table:table-cell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858.924508" calcext:value-type="float">
            <text:p>858.924508</text:p>
          </table:table-cell>
          <table:table-cell office:value-type="float" office:value="0.181144" calcext:value-type="float">
            <text:p>0.1811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9.775127" calcext:value-type="float">
            <text:p>859.775127</text:p>
          </table:table-cell>
          <table:table-cell office:value-type="float" office:value="0.205454" calcext:value-type="float">
            <text:p>0.205454</text:p>
          </table:table-cell>
          <table:table-cell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860.714069" calcext:value-type="float">
            <text:p>860.714069</text:p>
          </table:table-cell>
          <table:table-cell office:value-type="float" office:value="0.22915" calcext:value-type="float">
            <text:p>0.22915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61.577974" calcext:value-type="float">
            <text:p>861.577974</text:p>
          </table:table-cell>
          <table:table-cell office:value-type="float" office:value="0.274712" calcext:value-type="float">
            <text:p>0.274712</text:p>
          </table:table-cell>
          <table:table-cell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862.502578" calcext:value-type="float">
            <text:p>862.502578</text:p>
          </table:table-cell>
          <table:table-cell office:value-type="float" office:value="0.295879" calcext:value-type="float">
            <text:p>0.2958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/>
          <table:table-cell office:value-type="float" office:value="814.507262" calcext:value-type="float">
            <text:p>814.507262</text:p>
          </table:table-cell>
          <table:table-cell office:value-type="float" office:value="0.987017" calcext:value-type="float">
            <text:p>0.98701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/>
          <table:table-cell office:value-type="float" office:value="814.469481" calcext:value-type="float">
            <text:p>814.469481</text:p>
          </table:table-cell>
          <table:table-cell office:value-type="float" office:value="0.924962" calcext:value-type="float">
            <text:p>0.92496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/>
          <table:table-cell office:value-type="float" office:value="814.479083" calcext:value-type="float">
            <text:p>814.479083</text:p>
          </table:table-cell>
          <table:table-cell office:value-type="float" office:value="1.088496" calcext:value-type="float">
            <text:p>1.088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14.4756" calcext:value-type="float">
            <text:p>814.4756</text:p>
          </table:table-cell>
          <table:table-cell office:value-type="float" office:value="1.072429" calcext:value-type="float">
            <text:p>1.07242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/>
          <table:table-cell office:value-type="float" office:value="814.450254" calcext:value-type="float">
            <text:p>814.450254</text:p>
          </table:table-cell>
          <table:table-cell office:value-type="float" office:value="1.047589" calcext:value-type="float">
            <text:p>1.04758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/>
          <table:table-cell office:value-type="float" office:value="814.396943" calcext:value-type="float">
            <text:p>814.396943</text:p>
          </table:table-cell>
          <table:table-cell office:value-type="float" office:value="1.03146" calcext:value-type="float">
            <text:p>1.0314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/>
          <table:table-cell office:value-type="float" office:value="814.397683" calcext:value-type="float">
            <text:p>814.397683</text:p>
          </table:table-cell>
          <table:table-cell office:value-type="float" office:value="1.056901" calcext:value-type="float">
            <text:p>1.0569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14.362443" calcext:value-type="float">
            <text:p>814.362443</text:p>
          </table:table-cell>
          <table:table-cell office:value-type="float" office:value="1.106141" calcext:value-type="float">
            <text:p>1.10614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/>
          <table:table-cell office:value-type="float" office:value="814.365604" calcext:value-type="float">
            <text:p>814.365604</text:p>
          </table:table-cell>
          <table:table-cell office:value-type="float" office:value="1.079103" calcext:value-type="float">
            <text:p>1.07910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814.322832" calcext:value-type="float">
            <text:p>814.322832</text:p>
          </table:table-cell>
          <table:table-cell office:value-type="float" office:value="1.0623" calcext:value-type="float">
            <text:p>1.062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/>
          <table:table-cell office:value-type="float" office:value="814.385415" calcext:value-type="float">
            <text:p>814.385415</text:p>
          </table:table-cell>
          <table:table-cell office:value-type="float" office:value="1.079412" calcext:value-type="float">
            <text:p>1.0794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14.39286" calcext:value-type="float">
            <text:p>814.39286</text:p>
          </table:table-cell>
          <table:table-cell office:value-type="float" office:value="1.000755" calcext:value-type="float">
            <text:p>1.000755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/>
          <table:table-cell office:value-type="float" office:value="814.373161" calcext:value-type="float">
            <text:p>814.373161</text:p>
          </table:table-cell>
          <table:table-cell office:value-type="float" office:value="0.982461" calcext:value-type="float">
            <text:p>0.98246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814.382429" calcext:value-type="float">
            <text:p>814.382429</text:p>
          </table:table-cell>
          <table:table-cell office:value-type="float" office:value="0.975445" calcext:value-type="float">
            <text:p>0.97544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/>
          <table:table-cell office:value-type="float" office:value="814.426966" calcext:value-type="float">
            <text:p>814.426966</text:p>
          </table:table-cell>
          <table:table-cell office:value-type="float" office:value="0.951832" calcext:value-type="float">
            <text:p>0.951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14.435628" calcext:value-type="float">
            <text:p>814.435628</text:p>
          </table:table-cell>
          <table:table-cell office:value-type="float" office:value="0.967622" calcext:value-type="float">
            <text:p>0.967622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/>
          <table:table-cell office:value-type="float" office:value="814.416315" calcext:value-type="float">
            <text:p>814.416315</text:p>
          </table:table-cell>
          <table:table-cell office:value-type="float" office:value="0.925518" calcext:value-type="float">
            <text:p>0.92551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814.443367" calcext:value-type="float">
            <text:p>814.443367</text:p>
          </table:table-cell>
          <table:table-cell office:value-type="float" office:value="0.897702" calcext:value-type="float">
            <text:p>0.897702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/>
          <table:table-cell office:value-type="float" office:value="814.460291" calcext:value-type="float">
            <text:p>814.460291</text:p>
          </table:table-cell>
          <table:table-cell office:value-type="float" office:value="0.8735" calcext:value-type="float">
            <text:p>0.87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14.425087" calcext:value-type="float">
            <text:p>814.425087</text:p>
          </table:table-cell>
          <table:table-cell office:value-type="float" office:value="0.884985" calcext:value-type="float">
            <text:p>0.884985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/>
          <table:table-cell office:value-type="float" office:value="814.424495" calcext:value-type="float">
            <text:p>814.424495</text:p>
          </table:table-cell>
          <table:table-cell office:value-type="float" office:value="0.852431" calcext:value-type="float">
            <text:p>0.85243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814.410818" calcext:value-type="float">
            <text:p>814.410818</text:p>
          </table:table-cell>
          <table:table-cell office:value-type="float" office:value="0.804697" calcext:value-type="float">
            <text:p>0.804697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/>
          <table:table-cell office:value-type="float" office:value="814.395138" calcext:value-type="float">
            <text:p>814.395138</text:p>
          </table:table-cell>
          <table:table-cell office:value-type="float" office:value="0.837614" calcext:value-type="float">
            <text:p>0.837614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/>
          <table:table-cell office:value-type="float" office:value="811.875168" calcext:value-type="float">
            <text:p>811.875168</text:p>
          </table:table-cell>
          <table:table-cell office:value-type="float" office:value="1.220779" calcext:value-type="float">
            <text:p>1.22077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/>
          <table:table-cell office:value-type="float" office:value="811.757641" calcext:value-type="float">
            <text:p>811.757641</text:p>
          </table:table-cell>
          <table:table-cell office:value-type="float" office:value="1.597409" calcext:value-type="float">
            <text:p>1.59740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/>
          <table:table-cell office:value-type="float" office:value="811.711829" calcext:value-type="float">
            <text:p>811.711829</text:p>
          </table:table-cell>
          <table:table-cell office:value-type="float" office:value="1.666977" calcext:value-type="float">
            <text:p>1.6669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11.6341" calcext:value-type="float">
            <text:p>811.6341</text:p>
          </table:table-cell>
          <table:table-cell office:value-type="float" office:value="2.029991" calcext:value-type="float">
            <text:p>2.02999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/>
          <table:table-cell office:value-type="float" office:value="811.650835" calcext:value-type="float">
            <text:p>811.650835</text:p>
          </table:table-cell>
          <table:table-cell office:value-type="float" office:value="1.749606" calcext:value-type="float">
            <text:p>1.74960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/>
          <table:table-cell office:value-type="float" office:value="811.5763" calcext:value-type="float">
            <text:p>811.5763</text:p>
          </table:table-cell>
          <table:table-cell office:value-type="float" office:value="1.466919" calcext:value-type="float">
            <text:p>1.466919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/>
          <table:table-cell office:value-type="float" office:value="811.547559" calcext:value-type="float">
            <text:p>811.547559</text:p>
          </table:table-cell>
          <table:table-cell office:value-type="float" office:value="1.346892" calcext:value-type="float">
            <text:p>1.3468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11.52723" calcext:value-type="float">
            <text:p>811.52723</text:p>
          </table:table-cell>
          <table:table-cell office:value-type="float" office:value="1.315479" calcext:value-type="float">
            <text:p>1.31547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/>
          <table:table-cell office:value-type="float" office:value="811.490703" calcext:value-type="float">
            <text:p>811.490703</text:p>
          </table:table-cell>
          <table:table-cell office:value-type="float" office:value="1.500785" calcext:value-type="float">
            <text:p>1.50078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811.489218" calcext:value-type="float">
            <text:p>811.489218</text:p>
          </table:table-cell>
          <table:table-cell office:value-type="float" office:value="1.339956" calcext:value-type="float">
            <text:p>1.33995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/>
          <table:table-cell office:value-type="float" office:value="811.472711" calcext:value-type="float">
            <text:p>811.472711</text:p>
          </table:table-cell>
          <table:table-cell office:value-type="float" office:value="1.459921" calcext:value-type="float">
            <text:p>1.4599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11.466048" calcext:value-type="float">
            <text:p>811.466048</text:p>
          </table:table-cell>
          <table:table-cell office:value-type="float" office:value="1.453162" calcext:value-type="float">
            <text:p>1.453162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/>
          <table:table-cell office:value-type="float" office:value="811.439474" calcext:value-type="float">
            <text:p>811.439474</text:p>
          </table:table-cell>
          <table:table-cell office:value-type="float" office:value="1.504079" calcext:value-type="float">
            <text:p>1.50407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811.422321" calcext:value-type="float">
            <text:p>811.422321</text:p>
          </table:table-cell>
          <table:table-cell office:value-type="float" office:value="1.508758" calcext:value-type="float">
            <text:p>1.508758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/>
          <table:table-cell office:value-type="float" office:value="811.399625" calcext:value-type="float">
            <text:p>811.399625</text:p>
          </table:table-cell>
          <table:table-cell office:value-type="float" office:value="1.52645" calcext:value-type="float">
            <text:p>1.526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11.372983" calcext:value-type="float">
            <text:p>811.372983</text:p>
          </table:table-cell>
          <table:table-cell office:value-type="float" office:value="1.901089" calcext:value-type="float">
            <text:p>1.901089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/>
          <table:table-cell office:value-type="float" office:value="811.309921" calcext:value-type="float">
            <text:p>811.309921</text:p>
          </table:table-cell>
          <table:table-cell office:value-type="float" office:value="1.658512" calcext:value-type="float">
            <text:p>1.658512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811.359955" calcext:value-type="float">
            <text:p>811.359955</text:p>
          </table:table-cell>
          <table:table-cell office:value-type="float" office:value="1.435764" calcext:value-type="float">
            <text:p>1.435764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/>
          <table:table-cell office:value-type="float" office:value="811.384268" calcext:value-type="float">
            <text:p>811.384268</text:p>
          </table:table-cell>
          <table:table-cell office:value-type="float" office:value="1.374153" calcext:value-type="float">
            <text:p>1.374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11.303045" calcext:value-type="float">
            <text:p>811.303045</text:p>
          </table:table-cell>
          <table:table-cell office:value-type="float" office:value="1.256055" calcext:value-type="float">
            <text:p>1.256055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/>
          <table:table-cell office:value-type="float" office:value="811.309512" calcext:value-type="float">
            <text:p>811.309512</text:p>
          </table:table-cell>
          <table:table-cell office:value-type="float" office:value="1.118462" calcext:value-type="float">
            <text:p>1.11846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811.25523" calcext:value-type="float">
            <text:p>811.25523</text:p>
          </table:table-cell>
          <table:table-cell office:value-type="float" office:value="1.020554" calcext:value-type="float">
            <text:p>1.020554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/>
          <table:table-cell office:value-type="float" office:value="811.205955" calcext:value-type="float">
            <text:p>811.205955</text:p>
          </table:table-cell>
          <table:table-cell office:value-type="float" office:value="1.08256" calcext:value-type="float">
            <text:p>1.08256</text:p>
          </table:table-cell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/>
          <table:table-cell office:value-type="float" office:value="814.041506" calcext:value-type="float">
            <text:p>814.041506</text:p>
          </table:table-cell>
          <table:table-cell office:value-type="float" office:value="0.512023" calcext:value-type="float">
            <text:p>0.512023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/>
          <table:table-cell office:value-type="float" office:value="813.988123" calcext:value-type="float">
            <text:p>813.988123</text:p>
          </table:table-cell>
          <table:table-cell office:value-type="float" office:value="0.495718" calcext:value-type="float">
            <text:p>0.4957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14.031319" calcext:value-type="float">
            <text:p>814.031319</text:p>
          </table:table-cell>
          <table:table-cell office:value-type="float" office:value="0.652731" calcext:value-type="float">
            <text:p>0.65273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/>
          <table:table-cell office:value-type="float" office:value="814.064793" calcext:value-type="float">
            <text:p>814.064793</text:p>
          </table:table-cell>
          <table:table-cell office:value-type="float" office:value="0.63657" calcext:value-type="float">
            <text:p>0.6365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814.185626" calcext:value-type="float">
            <text:p>814.185626</text:p>
          </table:table-cell>
          <table:table-cell office:value-type="float" office:value="0.89814" calcext:value-type="float">
            <text:p>0.8981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/>
          <table:table-cell office:value-type="float" office:value="814.094423" calcext:value-type="float">
            <text:p>814.094423</text:p>
          </table:table-cell>
          <table:table-cell office:value-type="float" office:value="0.570636" calcext:value-type="float">
            <text:p>0.570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14.201133" calcext:value-type="float">
            <text:p>814.201133</text:p>
          </table:table-cell>
          <table:table-cell office:value-type="float" office:value="0.478989" calcext:value-type="float">
            <text:p>0.47898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/>
          <table:table-cell office:value-type="float" office:value="814.274394" calcext:value-type="float">
            <text:p>814.274394</text:p>
          </table:table-cell>
          <table:table-cell office:value-type="float" office:value="0.774833" calcext:value-type="float">
            <text:p>0.77483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814.250824" calcext:value-type="float">
            <text:p>814.250824</text:p>
          </table:table-cell>
          <table:table-cell office:value-type="float" office:value="0.69196" calcext:value-type="float">
            <text:p>0.69196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/>
          <table:table-cell office:value-type="float" office:value="813.479505" calcext:value-type="float">
            <text:p>813.479505</text:p>
          </table:table-cell>
          <table:table-cell office:value-type="float" office:value="0.995163" calcext:value-type="float">
            <text:p>0.995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13.724756" calcext:value-type="float">
            <text:p>813.724756</text:p>
          </table:table-cell>
          <table:table-cell office:value-type="float" office:value="0.72296" calcext:value-type="float">
            <text:p>0.72296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/>
          <table:table-cell office:value-type="float" office:value="813.701311" calcext:value-type="float">
            <text:p>813.701311</text:p>
          </table:table-cell>
          <table:table-cell office:value-type="float" office:value="0.806821" calcext:value-type="float">
            <text:p>0.80682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813.688611" calcext:value-type="float">
            <text:p>813.688611</text:p>
          </table:table-cell>
          <table:table-cell office:value-type="float" office:value="0.921523" calcext:value-type="float">
            <text:p>0.921523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/>
          <table:table-cell office:value-type="float" office:value="813.77083" calcext:value-type="float">
            <text:p>813.77083</text:p>
          </table:table-cell>
          <table:table-cell office:value-type="float" office:value="0.945075" calcext:value-type="float">
            <text:p>0.945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13.685653" calcext:value-type="float">
            <text:p>813.685653</text:p>
          </table:table-cell>
          <table:table-cell office:value-type="float" office:value="1.016191" calcext:value-type="float">
            <text:p>1.01619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/>
          <table:table-cell office:value-type="float" office:value="813.744834" calcext:value-type="float">
            <text:p>813.744834</text:p>
          </table:table-cell>
          <table:table-cell office:value-type="float" office:value="0.993159" calcext:value-type="float">
            <text:p>0.993159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813.824744" calcext:value-type="float">
            <text:p>813.824744</text:p>
          </table:table-cell>
          <table:table-cell office:value-type="float" office:value="0.945109" calcext:value-type="float">
            <text:p>0.945109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/>
          <table:table-cell office:value-type="float" office:value="813.677425" calcext:value-type="float">
            <text:p>813.677425</text:p>
          </table:table-cell>
          <table:table-cell office:value-type="float" office:value="1.062037" calcext:value-type="float">
            <text:p>1.062037</text:p>
          </table:table-cell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/>
          <table:table-cell office:value-type="float" office:value="807.665353" calcext:value-type="float">
            <text:p>807.665353</text:p>
          </table:table-cell>
          <table:table-cell office:value-type="float" office:value="5.874287" calcext:value-type="float">
            <text:p>5.87428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/>
          <table:table-cell office:value-type="float" office:value="807.925672" calcext:value-type="float">
            <text:p>807.925672</text:p>
          </table:table-cell>
          <table:table-cell office:value-type="float" office:value="6.514494" calcext:value-type="float">
            <text:p>6.5144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08.349149" calcext:value-type="float">
            <text:p>808.349149</text:p>
          </table:table-cell>
          <table:table-cell office:value-type="float" office:value="5.277224" calcext:value-type="float">
            <text:p>5.27722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/>
          <table:table-cell office:value-type="float" office:value="807.369491" calcext:value-type="float">
            <text:p>807.369491</text:p>
          </table:table-cell>
          <table:table-cell office:value-type="float" office:value="6.244636" calcext:value-type="float">
            <text:p>6.24463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807.610932" calcext:value-type="float">
            <text:p>807.610932</text:p>
          </table:table-cell>
          <table:table-cell office:value-type="float" office:value="6.680893" calcext:value-type="float">
            <text:p>6.68089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/>
          <table:table-cell office:value-type="float" office:value="807.137864" calcext:value-type="float">
            <text:p>807.137864</text:p>
          </table:table-cell>
          <table:table-cell office:value-type="float" office:value="7.255894" calcext:value-type="float">
            <text:p>7.2558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06.824904" calcext:value-type="float">
            <text:p>806.824904</text:p>
          </table:table-cell>
          <table:table-cell office:value-type="float" office:value="6.555059" calcext:value-type="float">
            <text:p>6.55505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/>
          <table:table-cell office:value-type="float" office:value="806.524768" calcext:value-type="float">
            <text:p>806.524768</text:p>
          </table:table-cell>
          <table:table-cell office:value-type="float" office:value="6.974461" calcext:value-type="float">
            <text:p>6.97446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805.984727" calcext:value-type="float">
            <text:p>805.984727</text:p>
          </table:table-cell>
          <table:table-cell office:value-type="float" office:value="7.016436" calcext:value-type="float">
            <text:p>7.016436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/>
          <table:table-cell office:value-type="float" office:value="805.480347" calcext:value-type="float">
            <text:p>805.480347</text:p>
          </table:table-cell>
          <table:table-cell office:value-type="float" office:value="7.316396" calcext:value-type="float">
            <text:p>7.316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00.168992" calcext:value-type="float">
            <text:p>800.168992</text:p>
          </table:table-cell>
          <table:table-cell office:value-type="float" office:value="2.97418" calcext:value-type="float">
            <text:p>2.97418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/>
          <table:table-cell office:value-type="float" office:value="800.792654" calcext:value-type="float">
            <text:p>800.792654</text:p>
          </table:table-cell>
          <table:table-cell office:value-type="float" office:value="2.44405" calcext:value-type="float">
            <text:p>2.4440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801.342138" calcext:value-type="float">
            <text:p>801.342138</text:p>
          </table:table-cell>
          <table:table-cell office:value-type="float" office:value="2.442173" calcext:value-type="float">
            <text:p>2.442173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/>
          <table:table-cell office:value-type="float" office:value="802.474917" calcext:value-type="float">
            <text:p>802.474917</text:p>
          </table:table-cell>
          <table:table-cell office:value-type="float" office:value="3.508307" calcext:value-type="float">
            <text:p>3.5083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03.468255" calcext:value-type="float">
            <text:p>803.468255</text:p>
          </table:table-cell>
          <table:table-cell office:value-type="float" office:value="3.518556" calcext:value-type="float">
            <text:p>3.518556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/>
          <table:table-cell office:value-type="float" office:value="804.406593" calcext:value-type="float">
            <text:p>804.406593</text:p>
          </table:table-cell>
          <table:table-cell office:value-type="float" office:value="3.169237" calcext:value-type="float">
            <text:p>3.16923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805.236506" calcext:value-type="float">
            <text:p>805.236506</text:p>
          </table:table-cell>
          <table:table-cell office:value-type="float" office:value="3.237851" calcext:value-type="float">
            <text:p>3.2378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/>
          <table:table-cell office:value-type="float" office:value="806.135008" calcext:value-type="float">
            <text:p>806.135008</text:p>
          </table:table-cell>
          <table:table-cell office:value-type="float" office:value="3.229595" calcext:value-type="float">
            <text:p>3.229595</text:p>
          </table:table-cell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04.100828" calcext:value-type="float">
            <text:p>804.100828</text:p>
          </table:table-cell>
          <table:table-cell office:value-type="float" office:value="4.194576" calcext:value-type="float">
            <text:p>4.194576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/>
          <table:table-cell office:value-type="float" office:value="804.763139" calcext:value-type="float">
            <text:p>804.763139</text:p>
          </table:table-cell>
          <table:table-cell office:value-type="float" office:value="4.17036" calcext:value-type="float">
            <text:p>4.1703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805.389845" calcext:value-type="float">
            <text:p>805.389845</text:p>
          </table:table-cell>
          <table:table-cell office:value-type="float" office:value="4.499874" calcext:value-type="float">
            <text:p>4.499874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/>
          <table:table-cell office:value-type="float" office:value="806.477105" calcext:value-type="float">
            <text:p>806.477105</text:p>
          </table:table-cell>
          <table:table-cell office:value-type="float" office:value="3.856038" calcext:value-type="float">
            <text:p>3.856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07.26445" calcext:value-type="float">
            <text:p>807.26445</text:p>
          </table:table-cell>
          <table:table-cell office:value-type="float" office:value="3.552121" calcext:value-type="float">
            <text:p>3.55212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/>
          <table:table-cell office:value-type="float" office:value="808.12616" calcext:value-type="float">
            <text:p>808.12616</text:p>
          </table:table-cell>
          <table:table-cell office:value-type="float" office:value="3.603613" calcext:value-type="float">
            <text:p>3.60361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808.942581" calcext:value-type="float">
            <text:p>808.942581</text:p>
          </table:table-cell>
          <table:table-cell office:value-type="float" office:value="3.224348" calcext:value-type="float">
            <text:p>3.224348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/>
          <table:table-cell office:value-type="float" office:value="809.65534" calcext:value-type="float">
            <text:p>809.65534</text:p>
          </table:table-cell>
          <table:table-cell office:value-type="float" office:value="2.61778" calcext:value-type="float">
            <text:p>2.61778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LT.A1:LT.D10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RT.A1:RT.D1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15:34.140389617</meta:creation-date>
    <dc:date>2019-03-07T10:55:52.895430247</dc:date>
    <meta:editing-duration>PT1H20M8S</meta:editing-duration>
    <meta:editing-cycles>5</meta:editing-cycles>
    <meta:generator>LibreOffice/6.2.0.3$Linux_X86_64 LibreOffice_project/98c6a8a1c6c7b144ce3cc729e34964b47ce25d62</meta:generator>
    <meta:document-statistic meta:table-count="3" meta:cell-count="643" meta:object-count="0"/>
  </office:meta>
</office:document-meta>
</file>